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" table:number-columns-repeated="16366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place mode</text:p>
          </table:table-cell>
          <table:table-cell table:number-columns-repeated="4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4"/>
          <table:table-cell office:value-type="string" calcext:value-type="string">
            <text:p>blinkin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2"/>
          <table:table-cell office:value-type="string" calcext:value-type="string">
            <text:p>effet chelou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renvoie le même</text:p>
          </table:table-cell>
          <table:table-cell table:number-columns-repeated="7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6"/>
          <table:table-cell office:value-type="string" calcext:value-type="string">
            <text:p>fond blanc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une note tombe 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switch move mode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office:value-type="string" calcext:value-type="string">
            <text:p>Les notes s’envolent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/>
          <table:table-cell office:value-type="string" calcext:value-type="string">
            <text:p>chaos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recale le tempo sur l’appui</text:p>
          </table:table-cell>
          <table:table-cell table:number-columns-repeated="15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rese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xt deck</text:p>
          </table:table-cell>
          <table:table-cell table:number-columns-repeated="3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vious deck</text:p>
          </table:table-cell>
          <table:table-cell table:number-columns-repeated="3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uni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ce1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office:value-type="string" calcext:value-type="string">
            <text:p>background motif</text:p>
          </table:table-cell>
          <table:table-cell table:style-name="Default" table:number-columns-repeated="14"/>
          <table:table-cell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ce1" table:number-columns-repeated="1636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ce1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1" table:number-columns-repeated="16366"/>
        </table:table-row>
        <table:table-row table:style-name="ro1" table:number-rows-repeated="1048524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19:12:15.94222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11T19:36:10.448709800</dc:date>
    <meta:editing-duration>PT11H43M32S</meta:editing-duration>
    <meta:editing-cycles>87</meta:editing-cycles>
    <meta:generator>LibreOffice/25.8.5.2$Windows_X86_64 LibreOffice_project/9c8b85f387cc00a89945a79c9e6239f32e450ac2</meta:generator>
    <meta:document-statistic meta:table-count="1" meta:cell-count="158" meta:object-count="0"/>
  </office:meta>
</office:document-meta>
</file>